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3pt"/>
    </style:style>
    <style:style style:name="co4" style:family="table-column">
      <style:table-column-properties fo:break-before="auto" style:column-width="89.66pt"/>
    </style:style>
    <style:style style:name="co5" style:family="table-column">
      <style:table-column-properties fo:break-before="auto" style:column-width="95.56pt"/>
    </style:style>
    <style:style style:name="co6" style:family="table-column">
      <style:table-column-properties fo:break-before="auto" style:column-width="97.14pt"/>
    </style:style>
    <style:style style:name="co7" style:family="table-column">
      <style:table-column-properties fo:break-before="auto" style:column-width="159.96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59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3.3pt" fo:break-before="auto" style:use-optimal-row-height="true"/>
    </style:style>
    <style:style style:name="ro3" style:family="table-row">
      <style:table-row-properties style:row-height="34.4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4.96pt" fo:break-before="auto" style:use-optimal-row-height="true"/>
    </style:style>
    <style:style style:name="ro6" style:family="table-row">
      <style:table-row-properties style:row-height="45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2.41pt double #000000" style:border-line-width="0.6pt 0.6pt 1.19pt"/>
      <style:paragraph-properties fo:text-align="center" fo:margin-left="0pt"/>
    </style:style>
    <style:style style:name="ce13" style:family="table-cell" style:parent-style-name="Default">
      <style:table-cell-properties fo:background-color="#66ffff" style:text-align-source="fix" style:repeat-content="false" fo:border="2.41pt double #000000" style:border-line-width="0.6pt 0.6pt 1.19pt"/>
      <style:paragraph-properties fo:text-align="center" fo:margin-left="0pt"/>
    </style:style>
    <style:style style:name="ce14" style:family="table-cell" style:parent-style-name="Default">
      <style:table-cell-properties fo:background-color="#33ff99" style:text-align-source="fix" style:repeat-content="false" fo:border="2.41pt double #000000" style:border-line-width="0.6pt 0.6pt 1.19pt"/>
      <style:paragraph-properties fo:text-align="center" fo:margin-left="0pt"/>
    </style:style>
    <style:style style:name="ce15" style:family="table-cell" style:parent-style-name="Default">
      <style:table-cell-properties fo:background-color="#ff99ff" style:text-align-source="fix" style:repeat-content="false" fo:border="2.41pt double #000000" style:border-line-width="0.6pt 0.6pt 1.19p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" style:family="table-cell" style:parent-style-name="Default">
      <style:table-cell-properties fo:background-color="#66ffff" style:text-align-source="fix" style:repeat-content="false" fo:border="1.05pt double #000000" style:border-line-width="0.34pt 0.34pt 0.34pt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 style:text-align-source="fix" style:repeat-content="false" fo:border="1.05pt double #000000" style:border-line-width="0.34pt 0.34pt 0.34pt"/>
      <style:paragraph-properties fo:text-align="center" fo:margin-left="0pt"/>
    </style:style>
    <style:style style:name="ce21" style:family="table-cell" style:parent-style-name="Default">
      <style:table-cell-properties fo:background-color="#ffff00" style:text-align-source="fix" style:repeat-content="false" fo:border="1.56pt double #000000" style:border-line-width="0.74pt 0.74pt 0.06pt"/>
      <style:paragraph-properties fo:text-align="center" fo:margin-left="0pt"/>
    </style:style>
    <style:style style:name="ce22" style:family="table-cell" style:parent-style-name="Default">
      <style:table-cell-properties fo:background-color="#ff99ff" style:text-align-source="fix" style:repeat-content="false" fo:border="1.05pt double #000000" style:border-line-width="0.34pt 0.34pt 0.34pt"/>
      <style:paragraph-properties fo:text-align="center" fo:margin-left="0pt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 fo:border="2.41pt double #000000" style:border-line-width="0.6pt 0.6pt 1.19p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ff99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6"/>
        <table:table-column table:style-name="co9" table:default-cell-style-name="ce25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9"/>
          <table:table-cell table:style-name="ce1" office:value-type="string" calcext:value-type="string" table:number-columns-spanned="2" table:number-rows-spanned="1">
            <text:p>Legend</text:p>
          </table:table-cell>
          <table:covered-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2"/>
          <table:table-cell table:style-name="ce24" office:value-type="string" calcext:value-type="string">
            <text:p>"= user input numbers”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3"/>
          <table:table-cell table:style-name="ce24" office:value-type="string" calcext:value-type="string">
            <text:p>“= beamline MC * Efficency number”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4"/>
          <table:table-cell table:style-name="ce24" office:value-type="string" calcext:value-type="string">
            <text:p>“= calculated number”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9"/>
          <table:table-cell table:style-name="ce15"/>
          <table:table-cell table:style-name="ce24" office:value-type="string" calcext:value-type="string">
            <text:p>Checks</text:p>
          </table:table-cell>
          <table:table-cell table:style-name="ce9" table:number-columns-repeated="3"/>
          <table:table-cell table:number-columns-repeated="1017"/>
        </table:table-row>
        <table:table-row table:style-name="ro1" table:number-rows-repeated="3">
          <table:table-cell table:style-name="ce1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2"/>
          <table:table-cell table:style-name="ce10" table:number-columns-repeated="6"/>
          <table:table-cell table:style-name="ce6" table:number-columns-repeated="3"/>
          <table:table-cell/>
          <table:table-cell table:style-name="ce26"/>
          <table:table-cell table:style-name="ce6" table:number-columns-repeated="1012"/>
        </table:table-row>
        <table:table-row table:style-name="ro1">
          <table:table-cell table:style-name="ce1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cident Kinetic Energy </text:p>
          </table:table-cell>
          <table:covered-table-cell table:number-columns-repeated="6" table:style-name="ce9"/>
          <table:table-cell table:number-columns-repeated="4"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3">
          <table:table-cell table:style-name="ce4" office:value-type="float" office:value="336787" calcext:value-type="float">
            <text:p>336787</text:p>
          </table:table-cell>
          <table:table-cell/>
          <table:table-cell table:style-name="ce17" office:value-type="string" calcext:value-type="string">
            <text:p>48.4% Beam Comp.</text:p>
            <text:p>72.3% Efficiency </text:p>
          </table:table-cell>
          <table:table-cell table:style-name="ce17" office:value-type="string" calcext:value-type="string">
            <text:p>2.2% Beam Comp.</text:p>
            <text:p>87.9% Efficiency </text:p>
          </table:table-cell>
          <table:table-cell table:style-name="ce17" office:value-type="string" calcext:value-type="string">
            <text:p>40.9% Beam Comp.</text:p>
            <text:p>10.7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0035% Beam Comp.</text:p>
            <text:p>70.6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number-columns-repeated="2"/>
          <table:table-cell table:style-name="ce18" table:formula="of:=0.484*0.723" office:value-type="float" office:value="0.349932" calcext:value-type="float">
            <text:p>0.349932</text:p>
          </table:table-cell>
          <table:table-cell table:style-name="ce18" table:formula="of:=0.022*0.879" office:value-type="float" office:value="0.019338" calcext:value-type="float">
            <text:p>0.019338</text:p>
          </table:table-cell>
          <table:table-cell table:style-name="ce18" table:formula="of:=0.409*0.1078" office:value-type="float" office:value="0.0440902" calcext:value-type="float">
            <text:p>0.0440902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035*0.706" office:value-type="float" office:value="0.0002471" calcext:value-type="float">
            <text:p>0.0002471</text:p>
          </table:table-cell>
          <table:table-cell/>
          <table:table-cell table:style-name="ce29" table:formula="of:=SUM([.C14:.G14])" office:value-type="float" office:value="0.4155309" calcext:value-type="float">
            <text:p>0.4155309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0" table:formula="of:=[.$A$13]*[.C14]*(1/[.$I$14])" office:value-type="float" office:value="283619.21696798" calcext:value-type="float">
            <text:p>283619.21696798</text:p>
          </table:table-cell>
          <table:table-cell table:style-name="ce20" table:formula="of:=[.$A$13]*[.D14]*(1/[.$I$14])" office:value-type="float" office:value="15673.412027842" calcext:value-type="float">
            <text:p>15673.412027842</text:p>
          </table:table-cell>
          <table:table-cell table:style-name="ce20" table:formula="of:=[.$A$13]*[.E14]*(1/[.$I$14])" office:value-type="float" office:value="35735.0228043209" calcext:value-type="float">
            <text:p>35735.0228043209</text:p>
          </table:table-cell>
          <table:table-cell table:style-name="ce20" table:formula="of:=[.$A$13]*[.F14]*(1/[.$I$14])" office:value-type="float" office:value="1559.07412228549" calcext:value-type="float">
            <text:p>1559.0741222855</text:p>
          </table:table-cell>
          <table:table-cell table:style-name="ce20" table:formula="of:=[.$A$13]*[.G14]*(1/[.$I$14])" office:value-type="float" office:value="200.274077571608" calcext:value-type="float">
            <text:p>200.2740775716</text:p>
          </table:table-cell>
          <table:table-cell/>
          <table:table-cell table:style-name="ce31" table:formula="of:=SUM([.C17:.G17])" office:value-type="float" office:value="336787" calcext:value-type="float" table:number-columns-spanned="2" table:number-rows-spanned="1">
            <text:p>336787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1" office:value-type="float" office:value="70455.4" calcext:value-type="float">
            <text:p>70455.4</text:p>
          </table:table-cell>
          <table:table-cell table:style-name="ce21" office:value-type="float" office:value="221637" calcext:value-type="float">
            <text:p>221637</text:p>
          </table:table-cell>
          <table:table-cell table:style-name="ce21" office:value-type="float" office:value="7375.58" calcext:value-type="float">
            <text:p>7375.58</text:p>
          </table:table-cell>
          <table:table-cell table:style-name="ce21" office:value-type="float" office:value="844.247" calcext:value-type="float">
            <text:p>844.247</text:p>
          </table:table-cell>
          <table:table-cell table:style-name="ce21" office:value-type="float" office:value="36474.6" calcext:value-type="float">
            <text:p>36474.6</text:p>
          </table:table-cell>
          <table:table-cell/>
          <table:table-cell table:style-name="ce31" table:formula="of:=SUM([.C20:.G20])" office:value-type="float" office:value="336786.827" calcext:value-type="float" table:number-columns-spanned="2" table:number-rows-spanned="1">
            <text:p>336786.827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20]/[.C17]" office:value-type="float" office:value="0.248415466177506" calcext:value-type="float">
            <text:p>0.2484154662</text:p>
          </table:table-cell>
          <table:table-cell table:style-name="ce20" table:formula="of:=[.D20]/[.D17]" office:value-type="float" office:value="14.1409540951446" calcext:value-type="float">
            <text:p>14.1409540951</text:p>
          </table:table-cell>
          <table:table-cell table:style-name="ce20" table:formula="of:=[.E20]/[.E17]" office:value-type="float" office:value="0.206396398300554" calcext:value-type="float">
            <text:p>0.2063963983</text:p>
          </table:table-cell>
          <table:table-cell table:style-name="ce20" table:formula="of:=[.F20]/[.F17]" office:value-type="float" office:value="0.541505363941513" calcext:value-type="float">
            <text:p>0.5415053639</text:p>
          </table:table-cell>
          <table:table-cell table:style-name="ce20" table:formula="of:=[.G20]/[.G17]" office:value-type="float" office:value="182.123420276189" calcext:value-type="float">
            <text:p>182.1234202762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22" table:formula="of:=[.C20]*(1/[.C23])" office:value-type="float" office:value="283619.21696798" calcext:value-type="float">
            <text:p>283619.21696798</text:p>
          </table:table-cell>
          <table:table-cell table:style-name="ce22" table:formula="of:=[.D20]*(1/[.D23])" office:value-type="float" office:value="15673.412027842" calcext:value-type="float">
            <text:p>15673.412027842</text:p>
          </table:table-cell>
          <table:table-cell table:style-name="ce22" table:formula="of:=[.E20]*(1/[.E23])" office:value-type="float" office:value="35735.0228043209" calcext:value-type="float">
            <text:p>35735.0228043209</text:p>
          </table:table-cell>
          <table:table-cell table:style-name="ce22" table:formula="of:=[.F20]*(1/[.F23])" office:value-type="float" office:value="1559.07412228549" calcext:value-type="float">
            <text:p>1559.0741222855</text:p>
          </table:table-cell>
          <table:table-cell table:style-name="ce22" table:formula="of:=[.G20]*(1/[.G23])" office:value-type="float" office:value="200.274077571608" calcext:value-type="float">
            <text:p>200.2740775716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" table:formula="of:=[.C17]-[.C26]" office:value-type="float" office:value="0" calcext:value-type="float">
            <text:p>0.0000</text:p>
          </table:table-cell>
          <table:table-cell table:style-name="ce23" table:formula="of:=[.D17]-[.D26]" office:value-type="float" office:value="0" calcext:value-type="float">
            <text:p>0.0000</text:p>
          </table:table-cell>
          <table:table-cell table:style-name="ce23" table:formula="of:=[.E17]-[.E26]" office:value-type="float" office:value="0" calcext:value-type="float">
            <text:p>0.0000</text:p>
          </table:table-cell>
          <table:table-cell table:style-name="ce23" table:formula="of:=[.F17]-[.F26]" office:value-type="float" office:value="0" calcext:value-type="float">
            <text:p>0.0000</text:p>
          </table:table-cell>
          <table:table-cell table:style-name="ce23" table:formula="of:=[.G17]-[.G26]" office:value-type="float" office:value="0" calcext:value-type="float">
            <text:p>0.0000</text:p>
          </table:table-cell>
          <table:table-cell table:number-columns-repeated="1017"/>
        </table:table-row>
        <table:table-row table:style-name="ro4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teracting Kinetic Energy 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6">
          <table:table-cell table:style-name="ce4" office:value-type="float" office:value="1733.4" calcext:value-type="float">
            <text:p>1733.4</text:p>
          </table:table-cell>
          <table:table-cell/>
          <table:table-cell table:style-name="ce17" office:value-type="string" calcext:value-type="string">
            <text:p>48.4% Beam Comp.</text:p>
            <text:p>75% Efficiency </text:p>
          </table:table-cell>
          <table:table-cell table:style-name="ce17" office:value-type="string" calcext:value-type="string">
            <text:p>2.2% Beam Comp.</text:p>
            <text:p>90% Efficiency </text:p>
          </table:table-cell>
          <table:table-cell table:style-name="ce17" office:value-type="string" calcext:value-type="string">
            <text:p>40.9% Beam Comp.</text:p>
            <text:p>3.6% Efficiency </text:p>
          </table:table-cell>
          <table:table-cell table:style-name="ce17" office:value-type="string" calcext:value-type="string">
            <text:p>8.4% Beam Comp.</text:p>
            <text:p>0.9% Efficiency </text:p>
          </table:table-cell>
          <table:table-cell table:style-name="ce17" office:value-type="string" calcext:value-type="string">
            <text:p>0.0035% Beam Comp.</text:p>
            <text:p>70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8" table:formula="of:=0.484*0.75" office:value-type="float" office:value="0.363" calcext:value-type="float">
            <text:p>0.363</text:p>
          </table:table-cell>
          <table:table-cell table:style-name="ce18" table:formula="of:=0.022*0.9" office:value-type="float" office:value="0.0198" calcext:value-type="float">
            <text:p>0.0198</text:p>
          </table:table-cell>
          <table:table-cell table:style-name="ce18" table:formula="of:=0.409*0.036" office:value-type="float" office:value="0.014724" calcext:value-type="float">
            <text:p>0.014724</text:p>
          </table:table-cell>
          <table:table-cell table:style-name="ce18" table:formula="of:=0.084*0.009" office:value-type="float" office:value="0.000756" calcext:value-type="float">
            <text:p>0.000756</text:p>
          </table:table-cell>
          <table:table-cell table:style-name="ce18" table:formula="of:=0.00035*0.7" office:value-type="float" office:value="0.000245" calcext:value-type="float">
            <text:p>0.000245</text:p>
          </table:table-cell>
          <table:table-cell/>
          <table:table-cell table:style-name="ce29" table:formula="of:=SUM([.C33:.G33])" office:value-type="float" office:value="0.398525" calcext:value-type="float">
            <text:p>0.398525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0" table:formula="of:=[.$A$32]*[.C33]*(1/[.$I$33])" office:value-type="float" office:value="1578.88262969701" calcext:value-type="float">
            <text:p>1578.882629697</text:p>
          </table:table-cell>
          <table:table-cell table:style-name="ce20" office:value-type="float" office:value="81.9855" calcext:value-type="float">
            <text:p>81.9855</text:p>
          </table:table-cell>
          <table:table-cell table:style-name="ce20" office:value-type="float" office:value="239.558" calcext:value-type="float">
            <text:p>239.558</text:p>
          </table:table-cell>
          <table:table-cell table:style-name="ce20" office:value-type="float" office:value="13.299" calcext:value-type="float">
            <text:p>13.299</text:p>
          </table:table-cell>
          <table:table-cell table:style-name="ce20" office:value-type="float" office:value="578.149" calcext:value-type="float">
            <text:p>578.149</text:p>
          </table:table-cell>
          <table:table-cell/>
          <table:table-cell table:style-name="ce31" table:formula="of:=SUM([.C36:.G36])" office:value-type="float" office:value="2491.87412969701" calcext:value-type="float" table:number-columns-spanned="2" table:number-rows-spanned="1">
            <text:p>2491.874129697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1" office:value-type="float" office:value="820.408" calcext:value-type="float">
            <text:p>820.408</text:p>
          </table:table-cell>
          <table:table-cell table:style-name="ce21" office:value-type="float" office:value="205728" calcext:value-type="float">
            <text:p>205728</text:p>
          </table:table-cell>
          <table:table-cell table:style-name="ce21" office:value-type="float" office:value="7185.76" calcext:value-type="float">
            <text:p>7185.76</text:p>
          </table:table-cell>
          <table:table-cell table:style-name="ce21" office:value-type="float" office:value="576.713" calcext:value-type="float">
            <text:p>576.713</text:p>
          </table:table-cell>
          <table:table-cell table:style-name="ce21" office:value-type="float" office:value="36236.2" calcext:value-type="float">
            <text:p>36236.2</text:p>
          </table:table-cell>
          <table:table-cell/>
          <table:table-cell table:style-name="ce31" table:formula="of:=SUM([.C39:.G39])" office:value-type="float" office:value="250547.081" calcext:value-type="float" table:number-columns-spanned="2" table:number-rows-spanned="1">
            <text:p>250547.081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39]/[.C36]" office:value-type="float" office:value="0.519613038087219" calcext:value-type="float">
            <text:p>0.5196130381</text:p>
          </table:table-cell>
          <table:table-cell table:style-name="ce20" table:formula="of:=[.D39]/[.D36]" office:value-type="float" office:value="2509.32177031304" calcext:value-type="float">
            <text:p>2509.321770313</text:p>
          </table:table-cell>
          <table:table-cell table:style-name="ce20" table:formula="of:=[.E39]/[.E36]" office:value-type="float" office:value="29.9959091326526" calcext:value-type="float">
            <text:p>29.9959091327</text:p>
          </table:table-cell>
          <table:table-cell table:style-name="ce20" table:formula="of:=[.F39]/[.F36]" office:value-type="float" office:value="43.365140236108" calcext:value-type="float">
            <text:p>43.3651402361</text:p>
          </table:table-cell>
          <table:table-cell table:style-name="ce20" table:formula="of:=[.G39]/[.G36]" office:value-type="float" office:value="62.6762305218897" calcext:value-type="float">
            <text:p>62.6762305219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22" table:formula="of:=[.C39]*(1/[.C42])" office:value-type="float" office:value="1578.88262969701" calcext:value-type="float">
            <text:p>1578.882629697</text:p>
          </table:table-cell>
          <table:table-cell table:style-name="ce22" table:formula="of:=[.D39]*(1/[.D42])" office:value-type="float" office:value="81.9855" calcext:value-type="float">
            <text:p>81.9855</text:p>
          </table:table-cell>
          <table:table-cell table:style-name="ce22" table:formula="of:=[.E39]*(1/[.E42])" office:value-type="float" office:value="239.558" calcext:value-type="float">
            <text:p>239.558</text:p>
          </table:table-cell>
          <table:table-cell table:style-name="ce22" table:formula="of:=[.F39]*(1/[.F42])" office:value-type="float" office:value="13.299" calcext:value-type="float">
            <text:p>13.299</text:p>
          </table:table-cell>
          <table:table-cell table:style-name="ce22" table:formula="of:=[.G39]*(1/[.G42])" office:value-type="float" office:value="578.149" calcext:value-type="float">
            <text:p>578.149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" table:formula="of:=[.C36]-[.C45]" office:value-type="float" office:value="0" calcext:value-type="float">
            <text:p>0.0000</text:p>
          </table:table-cell>
          <table:table-cell table:style-name="ce23" table:formula="of:=[.D36]-[.D45]" office:value-type="float" office:value="0" calcext:value-type="float">
            <text:p>0.0000</text:p>
          </table:table-cell>
          <table:table-cell table:style-name="ce23" table:formula="of:=[.E36]-[.E45]" office:value-type="float" office:value="0" calcext:value-type="float">
            <text:p>0.0000</text:p>
          </table:table-cell>
          <table:table-cell table:style-name="ce23" table:formula="of:=[.F36]-[.F45]" office:value-type="float" office:value="0" calcext:value-type="float">
            <text:p>0.0000</text:p>
          </table:table-cell>
          <table:table-cell table:style-name="ce23" table:formula="of:=[.G36]-[.G45]" office:value-type="float" office:value="0" calcext:value-type="float">
            <text:p>0.0000</text:p>
          </table:table-cell>
          <table:table-cell table:number-columns-repeated="1017"/>
        </table:table-row>
        <table:table-row table:style-name="ro4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4">
          <table:table-cell table:style-name="ce7"/>
          <table:table-cell table:style-name="ce8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Track Length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6">
          <table:table-cell table:style-name="ce4" office:value-type="float" office:value="3239" calcext:value-type="float">
            <text:p>3239</text:p>
          </table:table-cell>
          <table:table-cell/>
          <table:table-cell table:style-name="ce17" office:value-type="string" calcext:value-type="string">
            <text:p>48.4% Beam Comp.</text:p>
            <text:p>75% Efficiency </text:p>
          </table:table-cell>
          <table:table-cell table:style-name="ce17" office:value-type="string" calcext:value-type="string">
            <text:p>2.2% Beam Comp.</text:p>
            <text:p>90% Efficiency </text:p>
          </table:table-cell>
          <table:table-cell table:style-name="ce17" office:value-type="string" calcext:value-type="string">
            <text:p>40.9% Beam Comp.</text:p>
            <text:p>3.6% Efficiency </text:p>
          </table:table-cell>
          <table:table-cell table:style-name="ce17" office:value-type="string" calcext:value-type="string">
            <text:p>8.4% Beam Comp.</text:p>
            <text:p>0.9% Efficiency </text:p>
          </table:table-cell>
          <table:table-cell table:style-name="ce17" office:value-type="string" calcext:value-type="string">
            <text:p>0.0035% Beam Comp.</text:p>
            <text:p>70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8" table:formula="of:=0.484*0.75" office:value-type="float" office:value="0.363" calcext:value-type="float">
            <text:p>0.363</text:p>
          </table:table-cell>
          <table:table-cell table:style-name="ce18" table:formula="of:=0.022*0.9" office:value-type="float" office:value="0.0198" calcext:value-type="float">
            <text:p>0.0198</text:p>
          </table:table-cell>
          <table:table-cell table:style-name="ce18" table:formula="of:=0.409*0.036" office:value-type="float" office:value="0.014724" calcext:value-type="float">
            <text:p>0.014724</text:p>
          </table:table-cell>
          <table:table-cell table:style-name="ce18" table:formula="of:=0.084*0.009" office:value-type="float" office:value="0.000756" calcext:value-type="float">
            <text:p>0.000756</text:p>
          </table:table-cell>
          <table:table-cell table:style-name="ce18" table:formula="of:=0.00035*0.7" office:value-type="float" office:value="0.000245" calcext:value-type="float">
            <text:p>0.000245</text:p>
          </table:table-cell>
          <table:table-cell/>
          <table:table-cell table:style-name="ce29" table:formula="of:=SUM([.C52:.G52])" office:value-type="float" office:value="0.398525" calcext:value-type="float">
            <text:p>0.398525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0" table:formula="of:=[.$A$51]*[.C52]*(1/[.$I$52])" office:value-type="float" office:value="2950.27162662317" calcext:value-type="float">
            <text:p>2950.2716266232</text:p>
          </table:table-cell>
          <table:table-cell table:style-name="ce20" table:formula="of:=[.$A$51]*[.D52]*(1/[.$I$52])" office:value-type="float" office:value="160.923906906719" calcext:value-type="float">
            <text:p>160.9239069067</text:p>
          </table:table-cell>
          <table:table-cell table:style-name="ce20" table:formula="of:=[.$A$51]*[.E52]*(1/[.$I$52])" office:value-type="float" office:value="119.668868954269" calcext:value-type="float">
            <text:p>119.6688689543</text:p>
          </table:table-cell>
          <table:table-cell table:style-name="ce20" table:formula="of:=[.$A$51]*[.F52]*(1/[.$I$52])" office:value-type="float" office:value="6.14436735462016" calcext:value-type="float">
            <text:p>6.1443673546</text:p>
          </table:table-cell>
          <table:table-cell table:style-name="ce20" table:formula="of:=[.$A$51]*[.G52]*(1/[.$I$52])" office:value-type="float" office:value="1.9912301612195" calcext:value-type="float">
            <text:p>1.9912301612</text:p>
          </table:table-cell>
          <table:table-cell/>
          <table:table-cell table:style-name="ce31" table:formula="of:=SUM([.C55:.G55])" office:value-type="float" office:value="3239" calcext:value-type="float" table:number-columns-spanned="2" table:number-rows-spanned="1">
            <text:p>3239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1" office:value-type="float" office:value="893.146" calcext:value-type="float">
            <text:p>893.146</text:p>
          </table:table-cell>
          <table:table-cell table:style-name="ce21" office:value-type="float" office:value="1504.56" calcext:value-type="float">
            <text:p>1504.56</text:p>
          </table:table-cell>
          <table:table-cell table:style-name="ce21" office:value-type="float" office:value="151.179" calcext:value-type="float">
            <text:p>151.179</text:p>
          </table:table-cell>
          <table:table-cell table:style-name="ce21" office:value-type="float" office:value="10.2127" calcext:value-type="float">
            <text:p>10.2127</text:p>
          </table:table-cell>
          <table:table-cell table:style-name="ce21" office:value-type="float" office:value="679.902" calcext:value-type="float">
            <text:p>679.902</text:p>
          </table:table-cell>
          <table:table-cell/>
          <table:table-cell table:style-name="ce31" table:formula="of:=SUM([.C58:.G58])" office:value-type="float" office:value="3238.9997" calcext:value-type="float" table:number-columns-spanned="2" table:number-rows-spanned="1">
            <text:p>3238.9997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58]/[.C55]" office:value-type="float" office:value="0.302733481195519" calcext:value-type="float">
            <text:p>0.3027334812</text:p>
          </table:table-cell>
          <table:table-cell table:style-name="ce20" table:formula="of:=[.D58]/[.D55]" office:value-type="float" office:value="9.34951200800846" calcext:value-type="float">
            <text:p>9.349512008</text:p>
          </table:table-cell>
          <table:table-cell table:style-name="ce20" table:formula="of:=[.E58]/[.E55]" office:value-type="float" office:value="1.26331101247203" calcext:value-type="float">
            <text:p>1.2633110125</text:p>
          </table:table-cell>
          <table:table-cell table:style-name="ce20" table:formula="of:=[.F58]/[.F55]" office:value-type="float" office:value="1.66212392758723" calcext:value-type="float">
            <text:p>1.6621239276</text:p>
          </table:table-cell>
          <table:table-cell table:style-name="ce20" table:formula="of:=[.G58]/[.G55]" office:value-type="float" office:value="341.448222933508" calcext:value-type="float">
            <text:p>341.4482229335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22" table:formula="of:=[.C58]*(1/[.C61])" office:value-type="float" office:value="2950.27162662317" calcext:value-type="float">
            <text:p>2950.2716266232</text:p>
          </table:table-cell>
          <table:table-cell table:style-name="ce22" table:formula="of:=[.D58]*(1/[.D61])" office:value-type="float" office:value="160.923906906719" calcext:value-type="float">
            <text:p>160.9239069067</text:p>
          </table:table-cell>
          <table:table-cell table:style-name="ce22" table:formula="of:=[.E58]*(1/[.E61])" office:value-type="float" office:value="119.668868954269" calcext:value-type="float">
            <text:p>119.6688689543</text:p>
          </table:table-cell>
          <table:table-cell table:style-name="ce22" table:formula="of:=[.F58]*(1/[.F61])" office:value-type="float" office:value="6.14436735462016" calcext:value-type="float">
            <text:p>6.1443673546</text:p>
          </table:table-cell>
          <table:table-cell table:style-name="ce22" table:formula="of:=[.G58]*(1/[.G61])" office:value-type="float" office:value="1.9912301612195" calcext:value-type="float">
            <text:p>1.9912301612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" table:formula="of:=[.C55]-[.C64]" office:value-type="float" office:value="0" calcext:value-type="float">
            <text:p>0.0000</text:p>
          </table:table-cell>
          <table:table-cell table:style-name="ce23" table:formula="of:=[.D55]-[.D64]" office:value-type="float" office:value="0" calcext:value-type="float">
            <text:p>0.0000</text:p>
          </table:table-cell>
          <table:table-cell table:style-name="ce23" table:formula="of:=[.E55]-[.E64]" office:value-type="float" office:value="0" calcext:value-type="float">
            <text:p>0.0000</text:p>
          </table:table-cell>
          <table:table-cell table:style-name="ce23" table:formula="of:=[.F55]-[.F64]" office:value-type="float" office:value="0" calcext:value-type="float">
            <text:p>0.0000</text:p>
          </table:table-cell>
          <table:table-cell table:style-name="ce23" table:formula="of:=[.G55]-[.G64]" office:value-type="float" office:value="0" calcext:value-type="float">
            <text:p>0.000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4">
          <table:table-cell table:number-columns-repeated="3"/>
          <table:table-cell table:style-name="ce2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10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4">
          <table:table-cell table:style-name="ce8"/>
          <table:table-cell/>
          <table:table-cell table:style-name="ce8" table:number-columns-repeated="7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27" office:value-type="string" calcext:value-type="string">
            <text:p>Track Pitch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otal</text:p>
          </table:table-cell>
          <table:table-cell table:number-columns-repeated="1023"/>
        </table:table-row>
        <table:table-row table:style-name="ro4">
          <table:table-cell office:value-type="float" office:value="348140" calcext:value-type="float">
            <text:p>348140</text:p>
          </table:table-cell>
          <table:table-cell/>
          <table:table-cell table:style-name="ce8" office:value-type="string" calcext:value-type="string">
            <text:p>Pion</text:p>
          </table:table-cell>
          <table:table-cell table:style-name="ce8" office:value-type="string" calcext:value-type="string">
            <text:p>Muon</text:p>
          </table:table-cell>
          <table:table-cell table:style-name="ce8" office:value-type="string" calcext:value-type="string">
            <text:p>Electron</text:p>
          </table:table-cell>
          <table:table-cell table:style-name="ce8" office:value-type="string" calcext:value-type="string">
            <text:p>Photon</text:p>
          </table:table-cell>
          <table:table-cell table:style-name="ce8" office:value-type="string" calcext:value-type="string">
            <text:p>Kaon</text:p>
          </table:table-cell>
          <table:table-cell table:style-name="ce8"/>
          <table:table-cell table:style-name="ce8" office:value-type="string" calcext:value-type="string">
            <text:p>Tota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" table:formula="of:=0.484*0.75" office:value-type="float" office:value="0.363" calcext:value-type="float">
            <text:p>0.363</text:p>
          </table:table-cell>
          <table:table-cell table:style-name="ce8" table:formula="of:=0.022*0.9" office:value-type="float" office:value="0.0198" calcext:value-type="float">
            <text:p>0.0198</text:p>
          </table:table-cell>
          <table:table-cell table:style-name="ce8" table:formula="of:=0.409*0.036" office:value-type="float" office:value="0.014724" calcext:value-type="float">
            <text:p>0.014724</text:p>
          </table:table-cell>
          <table:table-cell table:style-name="ce8" table:formula="of:=0.084*0.009" office:value-type="float" office:value="0.000756" calcext:value-type="float">
            <text:p>0.000756</text:p>
          </table:table-cell>
          <table:table-cell table:style-name="ce8" table:formula="of:=0.00035*0.7" office:value-type="float" office:value="0.000245" calcext:value-type="float">
            <text:p>0.000245</text:p>
          </table:table-cell>
          <table:table-cell table:style-name="ce8"/>
          <table:table-cell table:style-name="ce8" table:formula="of:=SUM([.C89:.G89])" office:value-type="float" office:value="0.398525" calcext:value-type="float">
            <text:p>0.398525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4">
          <table:table-cell table:number-columns-repeated="2"/>
          <table:table-cell table:style-name="ce8" table:formula="of:=[.C89]*[.$A88]*(1/[.$I89])" office:value-type="float" office:value="317106.379775422" calcext:value-type="float">
            <text:p>317106.379775422</text:p>
          </table:table-cell>
          <table:table-cell table:style-name="ce8" table:formula="of:=[.D89]*[.$A88]*(1/[.$I89])" office:value-type="float" office:value="17296.7116241139" calcext:value-type="float">
            <text:p>17296.7116241139</text:p>
          </table:table-cell>
          <table:table-cell table:style-name="ce8" table:formula="of:=[.E89]*[.$A88]*(1/[.$I89])" office:value-type="float" office:value="12862.4637350229" calcext:value-type="float">
            <text:p>12862.4637350229</text:p>
          </table:table-cell>
          <table:table-cell table:style-name="ce8" table:formula="of:=[.F89]*[.$A88]*(1/[.$I89])" office:value-type="float" office:value="660.419898375259" calcext:value-type="float">
            <text:p>660.4198983753</text:p>
          </table:table-cell>
          <table:table-cell table:style-name="ce8" table:formula="of:=[.G89]*[.$A88]*(1/[.$I89])" office:value-type="float" office:value="214.024967066056" calcext:value-type="float">
            <text:p>214.0249670661</text:p>
          </table:table-cell>
          <table:table-cell table:style-name="ce8"/>
          <table:table-cell table:style-name="ce8" table:formula="of:=SUM([.C91:.G91])" office:value-type="float" office:value="348140" calcext:value-type="float">
            <text:p>34814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4">
          <table:table-cell table:style-name="ce8" office:value-type="string" calcext:value-type="string">
            <text:p>Number from straight scale:</text:p>
          </table:table-cell>
          <table:table-cell/>
          <table:table-cell table:style-name="ce8" office:value-type="float" office:value="83295.5" calcext:value-type="float">
            <text:p>83295.5</text:p>
          </table:table-cell>
          <table:table-cell table:style-name="ce8" office:value-type="float" office:value="194888" calcext:value-type="float">
            <text:p>194888</text:p>
          </table:table-cell>
          <table:table-cell table:style-name="ce8" office:value-type="float" office:value="6624.62" calcext:value-type="float">
            <text:p>6624.62</text:p>
          </table:table-cell>
          <table:table-cell table:style-name="ce8" office:value-type="float" office:value="446.105" calcext:value-type="float">
            <text:p>446.105</text:p>
          </table:table-cell>
          <table:table-cell table:style-name="ce8" office:value-type="float" office:value="62886" calcext:value-type="float">
            <text:p>62886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Scale Factors</text:p>
          </table:table-cell>
          <table:table-cell/>
          <table:table-cell table:style-name="ce8" table:formula="of:=[.C93]/[.C91]" office:value-type="float" office:value="0.262673680860633" calcext:value-type="float">
            <text:p>0.2626736809</text:p>
          </table:table-cell>
          <table:table-cell table:style-name="ce8" table:formula="of:=[.D93]/[.D91]" office:value-type="float" office:value="11.2673440036024" calcext:value-type="float">
            <text:p>11.2673440036</text:p>
          </table:table-cell>
          <table:table-cell table:style-name="ce8" table:formula="of:=[.E93]/[.E91]" office:value-type="float" office:value="0.515035076986222" calcext:value-type="float">
            <text:p>0.515035077</text:p>
          </table:table-cell>
          <table:table-cell table:style-name="ce8" table:formula="of:=[.F93]/[.F91]" office:value-type="float" office:value="0.675486915366256" calcext:value-type="float">
            <text:p>0.6754869154</text:p>
          </table:table-cell>
          <table:table-cell table:style-name="ce8" table:formula="of:=[.G93]/[.G91]" office:value-type="float" office:value="293.82553289024" calcext:value-type="float">
            <text:p>293.8255328902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formula="of:=[.C93]*(1/[.C95])" office:value-type="float" office:value="317106.379775422" calcext:value-type="float">
            <text:p>317106.379775422</text:p>
          </table:table-cell>
          <table:table-cell table:formula="of:=[.D93]*(1/[.D95])" office:value-type="float" office:value="17296.7116241139" calcext:value-type="float">
            <text:p>17296.7116241139</text:p>
          </table:table-cell>
          <table:table-cell table:formula="of:=[.E93]*(1/[.E95])" office:value-type="float" office:value="12862.4637350229" calcext:value-type="float">
            <text:p>12862.4637350229</text:p>
          </table:table-cell>
          <table:table-cell table:formula="of:=[.F93]*(1/[.F95])" office:value-type="float" office:value="660.419898375259" calcext:value-type="float">
            <text:p>660.4198983753</text:p>
          </table:table-cell>
          <table:table-cell table:formula="of:=[.G93]*(1/[.G95])" office:value-type="float" office:value="214.024967066056" calcext:value-type="float">
            <text:p>214.0249670661</text:p>
          </table:table-cell>
          <table:table-cell/>
          <table:table-cell table:formula="of:=[.C97]+[.D97]+[.E97]+[.G97]" office:value-type="float" office:value="347479.580101625" calcext:value-type="float">
            <text:p>347479.580101625</text:p>
          </table:table-cell>
          <table:table-cell table:number-columns-repeated="1015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07:20:17.761020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04:46.342150010</meta:creation-date>
    <dc:date>2017-02-11T07:31:35.423510449</dc:date>
    <meta:editing-duration>PT8H56M42S</meta:editing-duration>
    <meta:editing-cycles>15</meta:editing-cycles>
    <meta:generator>LibreOffice/5.1.4.2$Linux_X86_64 LibreOffice_project/10m0$Build-2</meta:generator>
    <meta:document-statistic meta:table-count="1" meta:cell-count="209" meta:object-count="0"/>
  </office:meta>
</office:document-meta>
</file>